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Logo :<text:s/><text:bookmark-start text:name="_GoBack"/><text:a xlink:href="https://s3-eu-west-1.amazonaws.com/assets.chooseyourboss.com/images/logos/logo-2019.svg" office:target-frame-name="_top" xlink:show="replace">https://s3-eu-west-1.amazonaws.com/assets.chooseyourboss.com/images/logos/logo-2019.svg</text:a></text:p>
      <text:p text:style-name="Standard"><text:bookmark-end text:name="_GoBack"/></text:p>
      <text:p text:style-name="Standard">Fond :<text:s/><text:a xlink:href="https://s3-eu-west-1.amazonaws.com/assets.chooseyourboss.com/images/splash-general-3.png" office:target-frame-name="_top" xlink:show="replace">https://s3-eu-west-1.amazonaws.com/assets.chooseyourboss.com/images/splash-general-3.png</text:a></text:p>
      <text:p text:style-name="Standard"/>
      <text:p text:style-name="Standard">Tech :<text:s/><text:a xlink:href="https://s3-eu-west-1.amazonaws.com/assets.chooseyourboss.com/images/home/visu-metiers/tech.svg" office:target-frame-name="_top" xlink:show="replace">https://s3-eu-west-1.amazonaws.com/assets.chooseyourboss.com/images/home/visu-metiers/tech.svg</text:a></text:p>
      <text:p text:style-name="Standard"/>
      <text:p text:style-name="Standard">produit :<text:s/><text:a xlink:href="https://s3-eu-west-1.amazonaws.com/assets.chooseyourboss.com/images/home/visu-metiers/produit.svg" office:target-frame-name="_top" xlink:show="replace">https://s3-eu-west-1.amazonaws.com/assets.chooseyourboss.com/images/home/visu-metiers/produit.svg</text:a></text:p>
      <text:p text:style-name="Standard"/>
      <text:p text:style-name="Standard">marketing :<text:s/><text:a xlink:href="https://s3-eu-west-1.amazonaws.com/assets.chooseyourboss.com/images/home/visu-metiers/marketing.svg" office:target-frame-name="_top" xlink:show="replace">https://s3-eu-west-1.amazonaws.com/assets.chooseyourboss.com/images/home/visu-metiers/marketing.svg</text:a></text:p>
      <text:p text:style-name="Standard"/>
      <text:p text:style-name="Standard">data :<text:s/><text:a xlink:href="https://s3-eu-west-1.amazonaws.com/assets.chooseyourboss.com/images/home/visu-metiers/DATA.svg" office:target-frame-name="_top" xlink:show="replace">https://s3-eu-west-1.amazonaws.com/assets.chooseyourboss.com/images/home/visu-metiers/DATA.svg</text:a></text:p>
      <text:p text:style-name="Standard"/>
      <text:p text:style-name="Standard">creation :<text:s/><text:a xlink:href="https://s3-eu-west-1.amazonaws.com/assets.chooseyourboss.com/images/home/visu-metiers/design.svg" office:target-frame-name="_top" xlink:show="replace">https://s3-eu-west-1.amazonaws.com/assets.chooseyourboss.com/images/home/visu-metiers/design.svg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yce george</meta:initial-creator>
    <dc:creator>royce george</dc:creator>
    <meta:creation-date>2020-06-18T10:24:00Z</meta:creation-date>
    <dc:date>2020-07-29T08:31:00Z</dc:date>
    <meta:template xlink:href="Normal" xlink:type="simple"/>
    <meta:editing-cycles>2</meta:editing-cycles>
    <meta:editing-duration>PT420S</meta:editing-duration>
    <meta:document-statistic meta:page-count="1" meta:paragraph-count="3" meta:word-count="232" meta:character-count="1507" meta:row-count="10" meta:non-whitespace-character-count="1278"/>
  </office:meta>
</office:document-meta>
</file>